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ize="14pt"/>
    </style:style>
    <style:style style:name="T2" style:family="text">
      <style:text-properties fo:font-size="14pt" officeooo:rsid="00089c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YERBAS DEL TARAHUMARA"/><text:span text:style-name="T1">YERBAS DEL TARAHUMARA<text:line-break/><text:line-break/>Han bajado los indios tarahumaras,<text:line-break/>que es señal de mal año<text:line-break/>y de cosecha pobre en la montaña.<text:line-break/>Desnudos y curtidos,<text:line-break/>duros en la lustrosa piel manchada,<text:line-break/>denegridos de viento y de sol, animan<text:line-break/>las calles de Chihuahua,<text:line-break/>lentos y recelosos,<text:line-break/>con todos los resortes del miedo contraídos,<text:line-break/>como panteras mansas.<text:line-break/><text:line-break/>Desnudos y curtidos,<text:line-break/>bravos habitadores de la nieve<text:line-break/>-como hablan de tú-,<text:line-break/>contestan siempre así la pregunta obligada:<text:line-break/>-"Y tu ¿no tienes frío en la cara?<text:line-break/><text:line-break/>Mal año en la montaña,<text:line-break/>cuando el grave deshielo de las cumbres<text:line-break/>escurre hasta los pueblos la manada<text:line-break/>de animales humanos con el hato e la espalda.<text:line-break/><text:line-break/>Los hicieron católicos<text:line-break/>los misioneros de la Nueva España<text:line-break/>-esos corderos de corazón de león.<text:line-break/>Y, sin pan y sin vino,<text:line-break/>ellos celebran la función cristiana<text:line-break/>con su cerveza-chicha y su pinole,<text:line-break/>que es un polvo de todos los sabores.<text:line-break/><text:line-break/>Beben tesgüiño de maíz y peyote,<text:line-break/>yerba de los portentos,<text:line-break/>sinfonía lograda<text:line-break/>que convierte los ruidos en colores;<text:line-break/>y larga borrachera metafísica<text:line-break/>los compensa de andar sobre la tierra,<text:line-break/>que es, al fin y a la postre,<text:line-break/>la dolencia común de las razas de los hombres.<text:line-break/>Campeones de la Maratón del mundo,<text:line-break/>nutridos en la carne ácida del venado,<text:line-break/></text:span><text:soft-page-break/><text:span text:style-name="T1">llegarán los primeros con el triunfo<text:line-break/>el día que saltemos la muralla<text:line-break/>de los cinco sentidos.<text:line-break/><text:line-break/>A veces, traen oro de sus ocultas minas,<text:line-break/>y todo el día rompen los terrones,<text:line-break/>sentados en la calle,<text:line-break/>entre la envidia culta de los blancos.<text:line-break/>Hoy solo traen yerbas en el hato,<text:line-break/>las yerbas de salud que cambian por centavos:<text:line-break/>yerbaniz, limoncillo, simonillo,<text:line-break/>que alivian las difíciles entrañas,<text:line-break/>junto con la orej</text:span><text:span text:style-name="T2">u</text:span><text:span text:style-name="T1">ela de ratón<text:line-break/>para el mal que la gente llama "bilis";<text:line-break/>y la yerba del venado, del chuchupaste<text:line-break/>y la yerba del indio, que restauran la sangre;<text:line-break/>el pasto de ocotillo de los golpes contusos,<text:line-break/>contrayerba para las fiebres pantanosas,<text:line-break/>la yerba de la víbora que cura los resfríos;<text:line-break/>collares de semillas de ojos de venado,<text:line-break/>tan eficaces para el sortilegio;<text:line-break/>y la sangre de grado, que aprieta las encías<text:line-break/>y agarra en la nariz los dientes flojos.<text:line-break/><text:line-break/>(Nuestro Francisco Hernández<text:line-break/>-El Plinio Mexicano de los Mil y Quinientos-<text:line-break/>logró hasta mil doscientas plantas mágicas<text:line-break/>de la farmacopea de los indios.<text:line-break/>Sin ser un gran botánico,<text:line-break/>don Felipe Segundo<text:line-break/>supo gastar setenta mil ducados,<text:line-break/>¡para que luego aquel herbario único<text:line-break/>se perdiera en la incuria y el polvo!<text:line-break/>Porque el padre Moxó nos asegura<text:line-break/>que no fue culpa del incendio<text:line-break/>que en el siglo décimo séptimo<text:line-break/>aconteció en El Escorial.)<text:line-break/><text:line-break/>Con la paciencia muda de la hormiga,<text:line-break/>los indios van juntando sobre el suelo<text:line-break/>la yerbecita en haces<text:line-break/>-perfectos en su ciencia natural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4.2$Windows_x86 LibreOffice_project/0a0440ccc0227ad9829de5f46be37cfb6edcf72</meta:generator>
    <dc:date>2015-09-06T12:07:33.144000000</dc:date>
    <meta:document-statistic meta:table-count="0" meta:image-count="0" meta:object-count="0" meta:page-count="2" meta:paragraph-count="1" meta:word-count="447" meta:character-count="2561" meta:non-whitespace-character-count="2106"/>
    <meta:user-defined meta:name="Info 1"/>
    <meta:user-defined meta:name="Info 2"/>
    <meta:user-defined meta:name="Info 3"/>
    <meta:user-defined meta:name="Info 4"/>
  </office:meta>
</office:document-meta>
</file>